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5.56pt"/>
    </style:style>
    <style:style style:name="co3" style:family="table-column">
      <style:table-column-properties fo:break-before="auto" style:column-width="107.9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99.24pt"/>
    </style:style>
    <style:style style:name="co6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Требования к ''Name" максимум 64 символа, заполнены все поля, но регистрация не проходит при заполнении всех полей</text:p>
          </table:table-cell>
          <table:table-cell table:style-name="ce1" office:value-type="string" calcext:value-type="string">
            <text:p>1. Ввести в поле Name Hornnndnnnnuhudgiugigvgfygrigidfgougtiugf7tfihd7vvydiyfgdiyg7tf</text:p>
          </table:table-cell>
          <table:table-cell table:style-name="ce1" office:value-type="string" calcext:value-type="string">
            <text:p>Регистрация успешна, высвечивается окно "Success! Hello"</text:p>
          </table:table-cell>
          <table:table-cell table:style-name="ce1" office:value-type="string" calcext:value-type="string">
            <text:p>Регистрация не проходит, высвечивается окно "Error: Error: All Fields are Required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Surname: 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Ввести в поле Password 1234567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5. Нажать Submi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